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100000162B3A07623.png" manifest:media-type="image/png"/>
  <manifest:file-entry manifest:full-path="Pictures/100017250000070C000006D69798B502.svg" manifest:media-type="image/svg+xml"/>
  <manifest:file-entry manifest:full-path="Pictures/100000010000004400000042D5D71EFB.png" manifest:media-type="image/png"/>
  <manifest:file-entry manifest:full-path="Pictures/1000171D0000070C000006D67BEDF4E9.svg" manifest:media-type="image/svg+xml"/>
  <manifest:file-entry manifest:full-path="Pictures/1000000100000044000000422AAF0C27.png" manifest:media-type="image/png"/>
  <manifest:file-entry manifest:full-path="Pictures/10000E5400000707000006D2E91941CF.svg" manifest:media-type="image/svg+xml"/>
  <manifest:file-entry manifest:full-path="Pictures/1000000100000044000000421BE8078F.png" manifest:media-type="image/png"/>
  <manifest:file-entry manifest:full-path="Pictures/100017270000070C000006D657EED6AE.svg" manifest:media-type="image/svg+xml"/>
  <manifest:file-entry manifest:full-path="Pictures/100000010000003100000031A72790CE.png" manifest:media-type="image/png"/>
  <manifest:file-entry manifest:full-path="Pictures/10002393000005100000051016A87D21.svg" manifest:media-type="image/svg+xml"/>
  <manifest:file-entry manifest:full-path="Pictures/10000001000000440000004263CA1059.png" manifest:media-type="image/png"/>
  <manifest:file-entry manifest:full-path="Pictures/100000010000004400000042BE1F05A7.png" manifest:media-type="image/png"/>
  <manifest:file-entry manifest:full-path="Pictures/100022190000070C000006D61B0BE39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25.662cm" loext:decorative="false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091cm" fo:padding-top="0.165cm" fo:padding-bottom="0.165cm" fo:padding-left="0.29cm" fo:padding-right="0.29cm" loext:decorative="false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1.933cm" fo:min-width="6.749cm" fo:padding-top="0.165cm" fo:padding-bottom="0.165cm" fo:padding-left="0.29cm" fo:padding-right="0.29cm" loext:decorative="false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 loext:decorative="false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 loext:decorative="false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 loext:decorative="false"/>
    </style:style>
    <style:style style:name="gr15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 loext:decorative="false"/>
    </style:style>
    <style:style style:name="gr16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 loext:decorative="false"/>
    </style:style>
    <style:style style:name="gr17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112cm" fo:padding-top="0.165cm" fo:padding-bottom="0.165cm" fo:padding-left="0.29cm" fo:padding-right="0.29cm" loext:decorative="false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color="#990000" draw:fill-color="#fe0202" draw:opacity="73%" draw:textarea-horizontal-align="justify" draw:textarea-vertical-align="middle" draw:auto-grow-height="false" fo:min-height="1.015cm" fo:min-width="0.832cm" draw:shadow="hidden" loext:decorative="fals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17.407cm" loext:decorative="false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2" style:family="paragraph">
      <loext:graphic-properties draw:fill="solid" draw:fill-color="#729fc0" draw:opacity="100%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5" style:family="paragraph">
      <loext:graphic-properties draw:fill-color="#fafafa"/>
      <style:paragraph-properties fo:text-align="center"/>
    </style:style>
    <style:style style:name="P1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e0202" draw:opacity="73%"/>
      <style:paragraph-properties fo:text-align="center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3pt" fo:letter-spacing="0.005cm" fo:font-style="normal" style:text-underline-style="none" fo:font-weight="bold" style:font-name-asian="DIN Alternate Bold" style:font-size-asian="13pt" style:font-style-asian="normal" style:font-weight-asian="bold" style:font-name-complex="DIN Alternate Bold" style:font-size-complex="13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5pt" fo:letter-spacing="0.005cm" fo:font-style="normal" style:text-underline-style="none" fo:font-weight="bold" style:font-name-asian="DIN Alternate Bold" style:font-size-asian="15pt" style:font-style-asian="normal" style:font-weight-asian="bold" style:font-name-complex="DIN Alternate Bold" style:font-size-complex="15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119cm" svg:height="0.75cm" svg:x="12.349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2.968cm" svg:height="0.835cm" svg:x="4.673cm" svg:y="10.169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1" draw:style-name="gr5" draw:text-style-name="P8" draw:layer="layout" svg:width="2.411cm" svg:height="0.877cm" svg:x="4.966cm" svg:y="5.466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BE1F05A7.png" xlink:type="simple" xlink:show="embed" xlink:actuate="onLoad" draw:mime-type="image/png"/>
        </draw:frame>
        <draw:custom-shape draw:name="Storage Area Network_4" draw:style-name="gr8" draw:text-style-name="P11" draw:layer="layout" svg:width="5.108cm" svg:height="0.913cm" svg:x="2.012cm" svg:y="12.933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1" draw:style-name="gr10" draw:text-style-name="P14" draw:layer="layout" svg:width="7.62cm" svg:height="0.877cm" svg:x="9.63cm" svg:y="11.154cm">
          <text:p text:style-name="P13"><text:span text:style-name="T5">Backup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style-name="gr12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17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6A87D21.svg" xlink:type="simple" xlink:show="embed" xlink:actuate="onLoad" draw:mime-type="image/svg+xml">
              <text:p/>
            </draw:image>
            <draw:image xlink:href="Pictures/100000010000003100000031A72790CE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44000000421BE8078F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2AAF0C27.png" xlink:type="simple" xlink:show="embed" xlink:actuate="onLoad" draw:mime-type="image/png"/>
        </draw:frame>
        <draw:g draw:style-name="gr11">
          <draw:custom-shape draw:name="DB Pod N_ 1" draw:style-name="gr18" draw:text-style-name="P18" draw:layer="layout" svg:width="2.216cm" svg:height="0.835cm" svg:x="1.761cm" svg:y="11.503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</draw:g>
        <draw:custom-shape draw:style-name="gr19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2" draw:style-name="gr20" draw:text-style-name="P6" draw:layer="layout" svg:width="2.968cm" svg:height="0.835cm" svg:x="18.974cm" svg:y="10.19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21" draw:text-style-name="P8" draw:layer="layout" svg:width="2.411cm" svg:height="0.877cm" svg:x="22.467cm" svg:y="5.488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BE1F05A7.png" xlink:type="simple" xlink:show="embed" xlink:actuate="onLoad" draw:mime-type="image/png"/>
        </draw:frame>
        <draw:custom-shape draw:name="Storage Area Network_ 1" draw:style-name="gr22" draw:text-style-name="P11" draw:layer="layout" svg:width="5.108cm" svg:height="0.913cm" svg:x="19.613cm" svg:y="12.955cm">
          <text:p text:style-name="P10"><text:span text:style-name="T4">cluster2 (standb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9.245cm" svg:y="2.604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2AAF0C27.png" xlink:type="simple" xlink:show="embed" xlink:actuate="onLoad" draw:mime-type="image/png"/>
        </draw:frame>
        <draw:g draw:style-name="gr11">
          <draw:custom-shape draw:name="DB Pod N_ 1" draw:style-name="gr23" draw:text-style-name="P18" draw:layer="layout" svg:width="2.216cm" svg:height="0.835cm" svg:x="22.562cm" svg:y="11.525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32cm" svg:y="7.096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63CA1059.png" xlink:type="simple" xlink:show="embed" xlink:actuate="onLoad" draw:mime-type="image/png"/>
          </draw:frame>
          <draw:frame draw:style-name="gr7" draw:text-style-name="P9" draw:layer="layout" svg:width="1.803cm" svg:height="1.749cm" svg:x="22.733cm" svg:y="8.3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63CA1059.png" xlink:type="simple" xlink:show="embed" xlink:actuate="onLoad" draw:mime-type="image/png"/>
          </draw:frame>
          <draw:frame draw:style-name="gr7" draw:text-style-name="P9" draw:layer="layout" svg:width="1.803cm" svg:height="1.749cm" svg:x="22.733cm" svg:y="9.6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63CA1059.png" xlink:type="simple" xlink:show="embed" xlink:actuate="onLoad" draw:mime-type="image/png"/>
          </draw:frame>
          <draw:frame draw:style-name="gr7" draw:text-style-name="P9" draw:layer="layout" svg:width="1.803cm" svg:height="1.749cm" svg:x="19.415cm" svg:y="8.295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4" draw:text-style-name="P19" draw:layer="layout" svg:x1="7.323cm" svg:y1="9.382cm" svg:x2="12.211cm" svg:y2="9.382cm">
          <text:p/>
        </draw:line>
        <draw:line draw:style-name="gr25" draw:text-style-name="P19" draw:layer="layout" svg:x1="14.751cm" svg:y1="9.382cm" svg:x2="19.288cm" svg:y2="9.382cm">
          <text:p/>
        </draw:line>
      </draw:page>
      <draw:page draw:name="page2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 5" draw:style-name="gr26" draw:text-style-name="P3" draw:layer="layout" svg:width="2.119cm" svg:height="0.75cm" svg:x="12.349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6" draw:style-name="gr27" draw:text-style-name="P6" draw:layer="layout" svg:width="2.968cm" svg:height="0.835cm" svg:x="4.673cm" svg:y="10.169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4" draw:style-name="gr28" draw:text-style-name="P8" draw:layer="layout" svg:width="2.411cm" svg:height="0.877cm" svg:x="4.966cm" svg:y="5.466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BE1F05A7.png" xlink:type="simple" xlink:show="embed" xlink:actuate="onLoad" draw:mime-type="image/png"/>
        </draw:frame>
        <draw:custom-shape draw:name="Storage Area Network_ 5" draw:style-name="gr29" draw:text-style-name="P11" draw:layer="layout" svg:width="5.108cm" svg:height="0.913cm" svg:x="2.012cm" svg:y="12.933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6" draw:style-name="gr30" draw:text-style-name="P14" draw:layer="layout" svg:width="7.62cm" svg:height="0.877cm" svg:x="9.63cm" svg:y="11.154cm">
          <text:p text:style-name="P13"><text:span text:style-name="T6">Backup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style-name="gr12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31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6A87D21.svg" xlink:type="simple" xlink:show="embed" xlink:actuate="onLoad" draw:mime-type="image/svg+xml">
              <text:p/>
            </draw:image>
            <draw:image xlink:href="Pictures/100000010000003100000031A72790CE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158cm" svg:height="1.124cm" svg:x="1.644cm" svg:y="2.582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2AAF0C27.png" xlink:type="simple" xlink:show="embed" xlink:actuate="onLoad" draw:mime-type="image/png"/>
        </draw:frame>
        <draw:g draw:style-name="gr11">
          <draw:custom-shape draw:name="DB Pod N_ 1" draw:style-name="gr32" draw:text-style-name="P18" draw:layer="layout" svg:width="2.216cm" svg:height="0.835cm" svg:x="1.761cm" svg:y="11.503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5.293cm" svg:y="8.36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</draw:g>
        <draw:custom-shape draw:style-name="gr19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7" draw:style-name="gr33" draw:text-style-name="P6" draw:layer="layout" svg:width="2.968cm" svg:height="0.835cm" svg:x="18.974cm" svg:y="10.19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5" draw:style-name="gr34" draw:text-style-name="P8" draw:layer="layout" svg:width="2.411cm" svg:height="0.877cm" svg:x="22.467cm" svg:y="5.488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BE1F05A7.png" xlink:type="simple" xlink:show="embed" xlink:actuate="onLoad" draw:mime-type="image/png"/>
        </draw:frame>
        <draw:custom-shape draw:name="Storage Area Network_ 7" draw:style-name="gr35" draw:text-style-name="P11" draw:layer="layout" svg:width="5.108cm" svg:height="0.913cm" svg:x="19.613cm" svg:y="12.955cm">
          <text:p text:style-name="P10"><text:span text:style-name="T4">clu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44000000421BE8078F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2AAF0C27.png" xlink:type="simple" xlink:show="embed" xlink:actuate="onLoad" draw:mime-type="image/png"/>
        </draw:frame>
        <draw:g draw:style-name="gr11">
          <draw:custom-shape draw:name="DB Pod N_ 1" draw:style-name="gr36" draw:text-style-name="P18" draw:layer="layout" svg:width="2.216cm" svg:height="0.835cm" svg:x="22.562cm" svg:y="11.525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4" draw:text-style-name="P19" draw:layer="layout" svg:x1="14.751cm" svg:y1="9.382cm" svg:x2="19.415cm" svg:y2="9.382cm">
          <text:p/>
        </draw:line>
        <draw:polygon draw:style-name="gr37" draw:text-style-name="P20" draw:layer="layout" svg:width="7.87cm" svg:height="7.87cm" svg:x="0.502cm" svg:y="5.195cm" svg:viewBox="0 0 7871 7871" draw:points="6852,0 7804,931 4854,3948 7871,6899 6987,7803 3969,4853 1018,7871 66,6939 3017,3922 0,971 884,67 3902,3017">
          <text:p/>
        </draw:polygon>
      </draw:page>
      <draw:page draw:name="page3" draw:style-name="dp1" draw:master-page-name="Обычный">
        <draw:frame draw:style-name="gr7" draw:text-style-name="P9" draw:layer="layout" svg:width="25.939cm" svg:height="8.556cm" svg:x="-21.891cm" svg:y="22.797cm">
          <draw:image xlink:href="Pictures/100000010000043100000162B3A07623.png" xlink:type="simple" xlink:show="embed" xlink:actuate="onLoad" draw:mime-type="image/png">
            <text:p/>
          </draw:image>
        </draw:frame>
        <draw:custom-shape draw:style-name="gr38" draw:text-style-name="P1" draw:layer="layout" svg:width="17.907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4" draw:style-name="gr39" draw:text-style-name="P6" draw:layer="layout" svg:width="2.018cm" svg:height="1.386cm" svg:x="5.151cm" svg:y="9.894cm">
          <text:p text:style-name="P5"><text:span text:style-name="T2">Primary</text:span><text:span text:style-name="T2"><text:line-break/></text:span><text:span text:style-name="T2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2" draw:style-name="gr40" draw:text-style-name="P8" draw:layer="layout" svg:width="2.411cm" svg:height="0.877cm" svg:x="4.966cm" svg:y="5.466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BE1F05A7.png" xlink:type="simple" xlink:show="embed" xlink:actuate="onLoad" draw:mime-type="image/png"/>
        </draw:frame>
        <draw:custom-shape draw:name="Storage Area Network_ 2" draw:style-name="gr41" draw:text-style-name="P11" draw:layer="layout" svg:width="5.108cm" svg:height="0.913cm" svg:x="2.012cm" svg:y="12.933cm">
          <text:p text:style-name="P10"><text:span text:style-name="T4">Cluster 1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.644cm" svg:y="2.582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2AAF0C27.png" xlink:type="simple" xlink:show="embed" xlink:actuate="onLoad" draw:mime-type="image/png"/>
        </draw:frame>
        <draw:custom-shape draw:name="DB Pod N_ 1" draw:style-name="gr42" draw:text-style-name="P18" draw:layer="layout" svg:width="2.216cm" svg:height="1.386cm" svg:x="1.761cm" svg:y="10.628cm">
          <text:p text:style-name="P17"><text:span text:style-name="T2">Replica</text:span><text:span text:style-name="T2"><text:line-break/></text:span><text:span text:style-name="T2">DB P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5.318cm" svg:y="8.395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4400000042D5D71EFB.png" xlink:type="simple" xlink:show="embed" xlink:actuate="onLoad" draw:mime-type="image/png"/>
        </draw:frame>
        <draw:frame draw:style-name="gr7" draw:text-style-name="P9" draw:layer="layout" svg:width="1.803cm" svg:height="1.749cm" svg:x="1.966cm" svg:y="7.777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4400000042D5D71EFB.png" xlink:type="simple" xlink:show="embed" xlink:actuate="onLoad" draw:mime-type="image/png"/>
        </draw:frame>
        <draw:frame draw:style-name="gr7" draw:text-style-name="P9" draw:layer="layout" svg:width="1.803cm" svg:height="1.749cm" svg:x="1.966cm" svg:y="9.056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4400000042D5D71EFB.png" xlink:type="simple" xlink:show="embed" xlink:actuate="onLoad" draw:mime-type="image/png"/>
        </draw:frame>
        <draw:custom-shape draw:style-name="gr19" draw:text-style-name="P4" draw:layer="layout" svg:width="7.006cm" svg:height="11.276cm" svg:x="10.4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8" draw:style-name="gr43" draw:text-style-name="P6" draw:layer="layout" svg:width="2.022cm" svg:height="1.386cm" svg:x="11.247cm" svg:y="9.916cm">
          <text:p text:style-name="P5"><text:span text:style-name="T2">Primary</text:span><text:span text:style-name="T2"><text:line-break/></text:span><text:span text:style-name="T2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3" draw:style-name="gr44" draw:text-style-name="P8" draw:layer="layout" svg:width="2.411cm" svg:height="0.877cm" svg:x="14.267cm" svg:y="5.488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4.574cm" svg:y="3.813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BE1F05A7.png" xlink:type="simple" xlink:show="embed" xlink:actuate="onLoad" draw:mime-type="image/png"/>
        </draw:frame>
        <draw:custom-shape draw:name="Storage Area Network_ 4" draw:style-name="gr45" draw:text-style-name="P11" draw:layer="layout" svg:width="5.108cm" svg:height="0.913cm" svg:x="11.413cm" svg:y="12.955cm">
          <text:p text:style-name="P10"><text:span text:style-name="T4">Cluster 2 (D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1.045cm" svg:y="2.604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2AAF0C27.png" xlink:type="simple" xlink:show="embed" xlink:actuate="onLoad" draw:mime-type="image/png"/>
        </draw:frame>
        <draw:g draw:style-name="gr11">
          <draw:custom-shape draw:name="DB Pod N_ 1" draw:style-name="gr46" draw:text-style-name="P18" draw:layer="layout" svg:width="2.216cm" svg:height="1.386cm" svg:x="14.562cm" svg:y="10.55cm">
            <text:p text:style-name="P17"><text:span text:style-name="T2">Replica</text:span><text:span text:style-name="T2"><text:line-break/></text:span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4.733cm" svg:y="7.6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63CA1059.png" xlink:type="simple" xlink:show="embed" xlink:actuate="onLoad" draw:mime-type="image/png"/>
          </draw:frame>
          <draw:frame draw:style-name="gr7" draw:text-style-name="P9" draw:layer="layout" svg:width="1.803cm" svg:height="1.749cm" svg:x="14.733cm" svg:y="8.9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63CA1059.png" xlink:type="simple" xlink:show="embed" xlink:actuate="onLoad" draw:mime-type="image/png"/>
          </draw:frame>
          <draw:frame draw:style-name="gr7" draw:text-style-name="P9" draw:layer="layout" svg:width="1.803cm" svg:height="1.749cm" svg:x="11.215cm" svg:y="8.295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D5D71EFB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0.538cm" svg:y1="12.487cm" svg:x2="17.427cm" svg:y2="12.487cm">
          <text:p/>
        </draw:line>
        <draw:line draw:style-name="gr6" draw:text-style-name="P9" draw:layer="layout" svg:x1="10.535cm" svg:y1="6.487cm" svg:x2="17.424cm" svg:y2="6.487cm">
          <text:p/>
        </draw:line>
        <draw:line draw:style-name="gr47" draw:text-style-name="P19" draw:layer="layout" svg:x1="13.147cm" svg:y1="9.382cm" svg:x2="14.716cm" svg:y2="9.382cm">
          <text:p text:style-name="P21"><text:span text:style-name="T7"><text:s text:c="16"/></text:span></text:p>
        </draw:line>
        <draw:line draw:style-name="gr25" draw:text-style-name="P19" draw:layer="layout" svg:x1="7.241cm" svg:y1="9.382cm" svg:x2="11.115cm" svg:y2="9.382cm">
          <text:p/>
        </draw:line>
        <draw:line draw:style-name="gr25" draw:text-style-name="P19" draw:layer="layout" svg:x1="5.105cm" svg:y1="9.382cm" svg:x2="3.616cm" svg:y2="9.38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4-06-28T17:02:10.785800248</dc:date>
    <meta:editing-duration>PT1H1M25S</meta:editing-duration>
    <meta:editing-cycles>11</meta:editing-cycles>
    <meta:generator>LibreOffice/24.2.4.2$Linux_X86_64 LibreOffice_project/420$Build-2</meta:generator>
    <meta:document-statistic meta:object-count="114"/>
  </office:meta>
</office:document-meta>
</file>